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4.7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70.44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111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_table_av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litLayer</text:p>
          </table:table-cell>
          <table:table-cell office:value-type="string" calcext:value-type="string">
            <text:p>1stInfTime</text:p>
          </table:table-cell>
          <table:table-cell office:value-type="string" calcext:value-type="string">
            <text:p>2ndInfTime</text:p>
          </table:table-cell>
          <table:table-cell office:value-type="string" calcext:value-type="string">
            <text:p>oscarJobTime</text:p>
          </table:table-cell>
          <table:table-cell office:value-type="string" calcext:value-type="string">
            <text:p>kubePodTime</text:p>
          </table:table-cell>
          <table:table-cell office:value-type="string" calcext:value-type="string">
            <text:p>tensorSaveTime</text:p>
          </table:table-cell>
          <table:table-cell office:value-type="string" calcext:value-type="string">
            <text:p>tensorLoadTime</text:p>
          </table:table-cell>
          <table:table-cell office:value-type="string" calcext:value-type="string">
            <text:p>tensorLength</text:p>
          </table:table-cell>
          <table:table-cell office:value-type="string" calcext:value-type="string">
            <text:p>networkingTime</text:p>
          </table:table-cell>
          <table:table-cell office:value-type="string" calcext:value-type="string">
            <text:p>singleLayerInfTime</text:p>
          </table:table-cell>
          <table:table-cell office:value-type="string" calcext:value-type="string">
            <text:p>OpType</text:p>
          </table:table-cell>
          <table:table-cell office:value-type="string" calcext:value-type="string">
            <text:p>NrParameters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singleLayerInfTimeProf</text:p>
          </table:table-cell>
          <table:table-cell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.58419524620258" calcext:value-type="float">
            <text:p>0.5841952462025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_SPLIT</text:p>
          </table:table-cell>
          <table:table-cell office:value-type="float" office:value="0" calcext:value-type="float">
            <text:p>0</text:p>
          </table:table-cell>
          <table:table-cell office:value-type="float" office:value="1.58581785439746" calcext:value-type="float">
            <text:p>1.58581785439746</text:p>
          </table:table-cell>
          <table:table-cell office:value-type="float" office:value="2.5408" calcext:value-type="float">
            <text:p>2.5408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0.00900401698891074" calcext:value-type="float">
            <text:p>0.009004016988911</text:p>
          </table:table-cell>
          <table:table-cell office:value-type="float" office:value="2457600" calcext:value-type="float">
            <text:p>2457600</text:p>
          </table:table-cell>
          <table:table-cell office:value-type="float" office:value="0.232739609004057" calcext:value-type="float">
            <text:p>0.2327396090040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tial-mobilenetv2_1.00_160-bn_Conv1-FusedBatchNormV3_0</text:p>
          </table:table-cell>
          <table:table-cell office:value-type="float" office:value="0.0376099014029023" calcext:value-type="float">
            <text:p>0.037609901402902</text:p>
          </table:table-cell>
          <table:table-cell office:value-type="float" office:value="1.64838619738584" calcext:value-type="float">
            <text:p>1.64838619738584</text:p>
          </table:table-cell>
          <table:table-cell office:value-type="float" office:value="2.629" calcext:value-type="float">
            <text:p>2.629</text:p>
          </table:table-cell>
          <table:table-cell office:value-type="float" office:value="5.8" calcext:value-type="float">
            <text:p>5.8</text:p>
          </table:table-cell>
          <table:table-cell office:value-type="float" office:value="0.0452407829943695" calcext:value-type="float">
            <text:p>0.04524078299437</text:p>
          </table:table-cell>
          <table:table-cell office:value-type="float" office:value="0.0241147170308977" calcext:value-type="float">
            <text:p>0.024114717030898</text:p>
          </table:table-cell>
          <table:table-cell office:value-type="float" office:value="6553600" calcext:value-type="float">
            <text:p>6553600</text:p>
          </table:table-cell>
          <table:table-cell office:value-type="float" office:value="0.429138557999977" calcext:value-type="float">
            <text:p>0.429138557999977</text:p>
          </table:table-cell>
          <table:table-cell office:value-type="float" office:value="0.039833829998679" calcext:value-type="float">
            <text:p>0.039833829998679</text:p>
          </table:table-cell>
          <table:table-cell office:value-type="string" calcext:value-type="string">
            <text:p>Conv</text:p>
          </table:table-cell>
          <table:table-cell office:value-type="float" office:value="896" calcext:value-type="float">
            <text:p>896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formula="of:=SUM([.$N$4:.N4]-[.B4])/[.B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expanded_conv_depthwise_BN-FusedBatchNormV3_0</text:p>
          </table:table-cell>
          <table:table-cell office:value-type="float" office:value="0.07542509999912" calcext:value-type="float">
            <text:p>0.07542509999912</text:p>
          </table:table-cell>
          <table:table-cell office:value-type="float" office:value="1.45030470258789" calcext:value-type="float">
            <text:p>1.45030470258789</text:p>
          </table:table-cell>
          <table:table-cell office:value-type="float" office:value="2.3936" calcext:value-type="float">
            <text:p>2.3936</text:p>
          </table:table-cell>
          <table:table-cell office:value-type="float" office:value="5.4" calcext:value-type="float">
            <text:p>5.4</text:p>
          </table:table-cell>
          <table:table-cell office:value-type="float" office:value="0.0494497629988473" calcext:value-type="float">
            <text:p>0.049449762998847</text:p>
          </table:table-cell>
          <table:table-cell office:value-type="float" office:value="0.0232927319593728" calcext:value-type="float">
            <text:p>0.023292731959373</text:p>
          </table:table-cell>
          <table:table-cell office:value-type="float" office:value="6553600" calcext:value-type="float">
            <text:p>6553600</text:p>
          </table:table-cell>
          <table:table-cell office:value-type="float" office:value="0.435577211996133" calcext:value-type="float">
            <text:p>0.435577211996133</text:p>
          </table:table-cell>
          <table:table-cell office:value-type="float" office:value="0.0413364575972082" calcext:value-type="float">
            <text:p>0.041336457597208</text:p>
          </table:table-cell>
          <table:table-cell office:value-type="string" calcext:value-type="string">
            <text:p>Conv</text:p>
          </table:table-cell>
          <table:table-cell office:value-type="float" office:value="320" calcext:value-type="float">
            <text:p>320</text:p>
          </table:table-cell>
          <table:table-cell office:value-type="float" office:value="9312" calcext:value-type="float">
            <text:p>9312</text:p>
          </table:table-cell>
          <table:table-cell office:value-type="float" office:value="0.021072" calcext:value-type="float">
            <text:p>0.021072</text:p>
          </table:table-cell>
          <table:table-cell table:formula="of:=SUM([.$N$4:.N5]-[.B5])/[.B5]" office:value-type="float" office:value="-0.720623505964913" calcext:value-type="float">
            <text:p>-0.720623505964913</text:p>
          </table:table-cell>
        </table:table-row>
        <table:table-row table:style-name="ro1">
          <table:table-cell office:value-type="string" calcext:value-type="string">
            <text:p>sequential-mobilenetv2_1.00_160-expanded_conv_project_BN-FusedBatchNormV3_0</text:p>
          </table:table-cell>
          <table:table-cell office:value-type="float" office:value="0.0836418078004499" calcext:value-type="float">
            <text:p>0.08364180780045</text:p>
          </table:table-cell>
          <table:table-cell office:value-type="float" office:value="1.46577841759427" calcext:value-type="float">
            <text:p>1.46577841759427</text:p>
          </table:table-cell>
          <table:table-cell office:value-type="float" office:value="2.3604" calcext:value-type="float">
            <text:p>2.3604</text:p>
          </table:table-cell>
          <table:table-cell office:value-type="float" office:value="5.4" calcext:value-type="float">
            <text:p>5.4</text:p>
          </table:table-cell>
          <table:table-cell office:value-type="float" office:value="0.0298393320044852" calcext:value-type="float">
            <text:p>0.029839332004485</text:p>
          </table:table-cell>
          <table:table-cell office:value-type="float" office:value="0.0117203029803932" calcext:value-type="float">
            <text:p>0.011720302980393</text:p>
          </table:table-cell>
          <table:table-cell office:value-type="float" office:value="3276800" calcext:value-type="float">
            <text:p>3276800</text:p>
          </table:table-cell>
          <table:table-cell office:value-type="float" office:value="0.254398324002977" calcext:value-type="float">
            <text:p>0.254398324002977</text:p>
          </table:table-cell>
          <table:table-cell office:value-type="float" office:value="0.0219558482029242" calcext:value-type="float">
            <text:p>0.021955848202924</text:p>
          </table:table-cell>
          <table:table-cell office:value-type="string" calcext:value-type="string">
            <text:p>Conv</text:p>
          </table:table-cell>
          <table:table-cell office:value-type="float" office:value="528" calcext:value-type="float">
            <text:p>528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$N$4:.N6]-[.B6])/[.B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1_expand-Conv2D_0</text:p>
          </table:table-cell>
          <table:table-cell office:value-type="float" office:value="0.109625456199865" calcext:value-type="float">
            <text:p>0.109625456199865</text:p>
          </table:table-cell>
          <table:table-cell office:value-type="float" office:value="1.1648320941953" calcext:value-type="float">
            <text:p>1.1648320941953</text:p>
          </table:table-cell>
          <table:table-cell office:value-type="float" office:value="2.509" calcext:value-type="float">
            <text:p>2.509</text:p>
          </table:table-cell>
          <table:table-cell office:value-type="float" office:value="5.6" calcext:value-type="float">
            <text:p>5.6</text:p>
          </table:table-cell>
          <table:table-cell office:value-type="float" office:value="0.108837273000972" calcext:value-type="float">
            <text:p>0.108837273000972</text:p>
          </table:table-cell>
          <table:table-cell office:value-type="float" office:value="0.0659940040204674" calcext:value-type="float">
            <text:p>0.065994004020467</text:p>
          </table:table-cell>
          <table:table-cell office:value-type="float" office:value="19660800" calcext:value-type="float">
            <text:p>19660800</text:p>
          </table:table-cell>
          <table:table-cell office:value-type="float" office:value="1.16145258200413" calcext:value-type="float">
            <text:p>1.16145258200413</text:p>
          </table:table-cell>
          <table:table-cell office:value-type="float" office:value="0.0387569500031532" calcext:value-type="float">
            <text:p>0.038756950003153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1536" calcext:value-type="float">
            <text:p>1536</text:p>
          </table:table-cell>
          <table:table-cell office:value-type="float" office:value="0.034945" calcext:value-type="float">
            <text:p>0.034945</text:p>
          </table:table-cell>
          <table:table-cell table:formula="of:=SUM([.$N$4:.N7]-[.B7])/[.B7]" office:value-type="float" office:value="-0.68123279746002" calcext:value-type="float">
            <text:p>-0.68123279746002</text:p>
          </table:table-cell>
        </table:table-row>
        <table:table-row table:style-name="ro1">
          <table:table-cell office:value-type="string" calcext:value-type="string">
            <text:p>sequential-mobilenetv2_1.00_160-block_1_expand_BN-FusedBatchNormV3_0</text:p>
          </table:table-cell>
          <table:table-cell office:value-type="float" office:value="0.111775099601073" calcext:value-type="float">
            <text:p>0.111775099601073</text:p>
          </table:table-cell>
          <table:table-cell office:value-type="float" office:value="1.17945309960051" calcext:value-type="float">
            <text:p>1.17945309960051</text:p>
          </table:table-cell>
          <table:table-cell office:value-type="float" office:value="2.4432" calcext:value-type="float">
            <text:p>2.4432</text:p>
          </table:table-cell>
          <table:table-cell office:value-type="float" office:value="5.4" calcext:value-type="float">
            <text:p>5.4</text:p>
          </table:table-cell>
          <table:table-cell office:value-type="float" office:value="0.125260341003013" calcext:value-type="float">
            <text:p>0.125260341003013</text:p>
          </table:table-cell>
          <table:table-cell office:value-type="float" office:value="0.0665089950198308" calcext:value-type="float">
            <text:p>0.066508995019831</text:p>
          </table:table-cell>
          <table:table-cell office:value-type="float" office:value="19660800" calcext:value-type="float">
            <text:p>19660800</text:p>
          </table:table-cell>
          <table:table-cell office:value-type="float" office:value="1.16006868799741" calcext:value-type="float">
            <text:p>1.16006868799741</text:p>
          </table:table-cell>
          <table:table-cell office:value-type="float" office:value="0.0336119057974429" calcext:value-type="float">
            <text:p>0.033611905797443</text:p>
          </table:table-cell>
          <table:table-cell office:value-type="string" calcext:value-type="string">
            <text:p>BatchNormalization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office:value-type="float" office:value="0.007757" calcext:value-type="float">
            <text:p>0.007757</text:p>
          </table:table-cell>
          <table:table-cell table:formula="of:=SUM([.$N$4:.N8]-[.B8])/[.B8]" office:value-type="float" office:value="-0.930601716950512" calcext:value-type="float">
            <text:p>-0.930601716950512</text:p>
          </table:table-cell>
        </table:table-row>
        <table:table-row table:style-name="ro1">
          <table:table-cell office:value-type="string" calcext:value-type="string">
            <text:p>sequential-mobilenetv2_1.00_160-block_1_pad-Pad_0</text:p>
          </table:table-cell>
          <table:table-cell office:value-type="float" office:value="0.125587801802612" calcext:value-type="float">
            <text:p>0.125587801802612</text:p>
          </table:table-cell>
          <table:table-cell office:value-type="float" office:value="1.1824484182056" calcext:value-type="float">
            <text:p>1.1824484182056</text:p>
          </table:table-cell>
          <table:table-cell office:value-type="float" office:value="2.4908" calcext:value-type="float">
            <text:p>2.4908</text:p>
          </table:table-cell>
          <table:table-cell office:value-type="float" office:value="5.6" calcext:value-type="float">
            <text:p>5.6</text:p>
          </table:table-cell>
          <table:table-cell office:value-type="float" office:value="0.134181652996631" calcext:value-type="float">
            <text:p>0.134181652996631</text:p>
          </table:table-cell>
          <table:table-cell office:value-type="float" office:value="0.0704429180477746" calcext:value-type="float">
            <text:p>0.070442918047775</text:p>
          </table:table-cell>
          <table:table-cell office:value-type="float" office:value="20155392" calcext:value-type="float">
            <text:p>20155392</text:p>
          </table:table-cell>
          <table:table-cell office:value-type="float" office:value="1.19945296199876" calcext:value-type="float">
            <text:p>1.19945296199876</text:p>
          </table:table-cell>
          <table:table-cell office:value-type="float" office:value="0.0458473642022" calcext:value-type="float">
            <text:p>0.0458473642022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SUM([.$N$4:.N9]-[.B9])/[.B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1_depthwise_BN-FusedBatchNormV3_0</text:p>
          </table:table-cell>
          <table:table-cell office:value-type="float" office:value="0.164660252000613" calcext:value-type="float">
            <text:p>0.164660252000613</text:p>
          </table:table-cell>
          <table:table-cell office:value-type="float" office:value="1.19362014582148" calcext:value-type="float">
            <text:p>1.19362014582148</text:p>
          </table:table-cell>
          <table:table-cell office:value-type="float" office:value="2.1144" calcext:value-type="float">
            <text:p>2.1144</text:p>
          </table:table-cell>
          <table:table-cell office:value-type="float" office:value="5" calcext:value-type="float">
            <text:p>5</text:p>
          </table:table-cell>
          <table:table-cell office:value-type="float" office:value="0.0519218199988245" calcext:value-type="float">
            <text:p>0.051921819998825</text:p>
          </table:table-cell>
          <table:table-cell office:value-type="float" office:value="0.0174253579461947" calcext:value-type="float">
            <text:p>0.017425357946195</text:p>
          </table:table-cell>
          <table:table-cell office:value-type="float" office:value="4915200" calcext:value-type="float">
            <text:p>4915200</text:p>
          </table:table-cell>
          <table:table-cell office:value-type="float" office:value="0.354413692999515" calcext:value-type="float">
            <text:p>0.354413692999515</text:p>
          </table:table-cell>
          <table:table-cell office:value-type="float" office:value="0.055136942001991" calcext:value-type="float">
            <text:p>0.055136942001991</text:p>
          </table:table-cell>
          <table:table-cell office:value-type="string" calcext:value-type="string">
            <text:p>Conv</text:p>
          </table:table-cell>
          <table:table-cell office:value-type="float" office:value="960" calcext:value-type="float">
            <text:p>960</text:p>
          </table:table-cell>
          <table:table-cell office:value-type="float" office:value="82944" calcext:value-type="float">
            <text:p>82944</text:p>
          </table:table-cell>
          <table:table-cell office:value-type="float" office:value="0" calcext:value-type="float">
            <text:p>0</text:p>
          </table:table-cell>
          <table:table-cell table:formula="of:=SUM([.$N$4:.N10]-[.B10])/[.B1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1_project_BN-FusedBatchNormV3_0</text:p>
          </table:table-cell>
          <table:table-cell office:value-type="float" office:value="0.161316282999178" calcext:value-type="float">
            <text:p>0.161316282999178</text:p>
          </table:table-cell>
          <table:table-cell office:value-type="float" office:value="1.25056888359832" calcext:value-type="float">
            <text:p>1.25056888359832</text:p>
          </table:table-cell>
          <table:table-cell office:value-type="float" office:value="2.0812" calcext:value-type="float">
            <text:p>2.0812</text:p>
          </table:table-cell>
          <table:table-cell office:value-type="float" office:value="5" calcext:value-type="float">
            <text:p>5</text:p>
          </table:table-cell>
          <table:table-cell office:value-type="float" office:value="0.0131963460007682" calcext:value-type="float">
            <text:p>0.013196346000768</text:p>
          </table:table-cell>
          <table:table-cell office:value-type="float" office:value="0.00444738601800054" calcext:value-type="float">
            <text:p>0.004447386018001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7195619600534" calcext:value-type="float">
            <text:p>0.17195619600534</text:p>
          </table:table-cell>
          <table:table-cell office:value-type="float" office:value="0.0108947200031253" calcext:value-type="float">
            <text:p>0.010894720003125</text:p>
          </table:table-cell>
          <table:table-cell office:value-type="string" calcext:value-type="string">
            <text:p>Conv</text:p>
          </table:table-cell>
          <table:table-cell office:value-type="float" office:value="2328" calcext:value-type="float">
            <text:p>2328</text:p>
          </table:table-cell>
          <table:table-cell office:value-type="float" office:value="2592" calcext:value-type="float">
            <text:p>2592</text:p>
          </table:table-cell>
          <table:table-cell office:value-type="float" office:value="0.016725" calcext:value-type="float">
            <text:p>0.016725</text:p>
          </table:table-cell>
          <table:table-cell table:formula="of:=SUM([.$N$4:.N11]-[.B11])/[.B11]" office:value-type="float" office:value="-0.896321687500789" calcext:value-type="float">
            <text:p>-0.896321687500789</text:p>
          </table:table-cell>
        </table:table-row>
        <table:table-row table:style-name="ro1">
          <table:table-cell office:value-type="string" calcext:value-type="string">
            <text:p>sequential-mobilenetv2_1.00_160-block_2_add-add_0</text:p>
          </table:table-cell>
          <table:table-cell office:value-type="float" office:value="0.226553200597118" calcext:value-type="float">
            <text:p>0.226553200597118</text:p>
          </table:table-cell>
          <table:table-cell office:value-type="float" office:value="1.18871550338808" calcext:value-type="float">
            <text:p>1.18871550338808</text:p>
          </table:table-cell>
          <table:table-cell office:value-type="float" office:value="2.0348" calcext:value-type="float">
            <text:p>2.0348</text:p>
          </table:table-cell>
          <table:table-cell office:value-type="float" office:value="5.6" calcext:value-type="float">
            <text:p>5.6</text:p>
          </table:table-cell>
          <table:table-cell office:value-type="float" office:value="0.0119816279984661" calcext:value-type="float">
            <text:p>0.011981627998466</text:p>
          </table:table-cell>
          <table:table-cell office:value-type="float" office:value="0.00501838303171098" calcext:value-type="float">
            <text:p>0.005018383031711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83389923004143" calcext:value-type="float">
            <text:p>0.183389923004143</text:p>
          </table:table-cell>
          <table:table-cell office:value-type="float" office:value="0.061841136199655" calcext:value-type="float">
            <text:p>0.061841136199655</text:p>
          </table:table-cell>
          <table:table-cell office:value-type="string" calcext:value-type="string">
            <text:p>Add</text:p>
          </table:table-cell>
          <table:table-cell office:value-type="float" office:value="8952" calcext:value-type="float">
            <text:p>8952</text:p>
          </table:table-cell>
          <table:table-cell office:value-type="float" office:value="233232" calcext:value-type="float">
            <text:p>233232</text:p>
          </table:table-cell>
          <table:table-cell office:value-type="float" office:value="0.01319" calcext:value-type="float">
            <text:p>0.01319</text:p>
          </table:table-cell>
          <table:table-cell table:formula="of:=SUM([.$N$4:.N12]-[.B12])/[.B12]" office:value-type="float" office:value="-0.941779679275174" calcext:value-type="float">
            <text:p>-0.941779679275174</text:p>
          </table:table-cell>
        </table:table-row>
        <table:table-row table:style-name="ro1">
          <table:table-cell office:value-type="string" calcext:value-type="string">
            <text:p>sequential-mobilenetv2_1.00_160-block_3_expand_BN-FusedBatchNormV3_0</text:p>
          </table:table-cell>
          <table:table-cell office:value-type="float" office:value="0.226569976999599" calcext:value-type="float">
            <text:p>0.226569976999599</text:p>
          </table:table-cell>
          <table:table-cell office:value-type="float" office:value="0.881775805610232" calcext:value-type="float">
            <text:p>0.881775805610232</text:p>
          </table:table-cell>
          <table:table-cell office:value-type="float" office:value="1.8944" calcext:value-type="float">
            <text:p>1.8944</text:p>
          </table:table-cell>
          <table:table-cell office:value-type="float" office:value="5" calcext:value-type="float">
            <text:p>5</text:p>
          </table:table-cell>
          <table:table-cell office:value-type="float" office:value="0.0557389709938434" calcext:value-type="float">
            <text:p>0.055738970993843</text:p>
          </table:table-cell>
          <table:table-cell office:value-type="float" office:value="0.0262314509600401" calcext:value-type="float">
            <text:p>0.02623145096004</text:p>
          </table:table-cell>
          <table:table-cell office:value-type="float" office:value="7372800" calcext:value-type="float">
            <text:p>7372800</text:p>
          </table:table-cell>
          <table:table-cell office:value-type="float" office:value="0.459408224996878" calcext:value-type="float">
            <text:p>0.459408224996878</text:p>
          </table:table-cell>
          <table:table-cell office:value-type="float" office:value="0.012402788597683" calcext:value-type="float">
            <text:p>0.012402788597683</text:p>
          </table:table-cell>
          <table:table-cell office:value-type="string" calcext:value-type="string">
            <text:p>Conv</text:p>
          </table:table-cell>
          <table:table-cell office:value-type="float" office:value="3600" calcext:value-type="float">
            <text:p>3600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table:formula="of:=SUM([.$N$4:.N13]-[.B13])/[.B1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3_pad-Pad_0</text:p>
          </table:table-cell>
          <table:table-cell office:value-type="float" office:value="0.240195258599124" calcext:value-type="float">
            <text:p>0.240195258599124</text:p>
          </table:table-cell>
          <table:table-cell office:value-type="float" office:value="1.0440144472057" calcext:value-type="float">
            <text:p>1.0440144472057</text:p>
          </table:table-cell>
          <table:table-cell office:value-type="float" office:value="2.0798" calcext:value-type="float">
            <text:p>2.0798</text:p>
          </table:table-cell>
          <table:table-cell office:value-type="float" office:value="5.2" calcext:value-type="float">
            <text:p>5.2</text:p>
          </table:table-cell>
          <table:table-cell office:value-type="float" office:value="0.0559793669963256" calcext:value-type="float">
            <text:p>0.055979366996326</text:p>
          </table:table-cell>
          <table:table-cell office:value-type="float" office:value="0.0288051610114053" calcext:value-type="float">
            <text:p>0.028805161011405</text:p>
          </table:table-cell>
          <table:table-cell office:value-type="float" office:value="7746048" calcext:value-type="float">
            <text:p>7746048</text:p>
          </table:table-cell>
          <table:table-cell office:value-type="float" office:value="0.485103115002857" calcext:value-type="float">
            <text:p>0.485103115002857</text:p>
          </table:table-cell>
          <table:table-cell office:value-type="float" office:value="0.0151068017992657" calcext:value-type="float">
            <text:p>0.015106801799266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.047316" calcext:value-type="float">
            <text:p>0.047316</text:p>
          </table:table-cell>
          <table:table-cell table:formula="of:=SUM([.$N$4:.N14]-[.B14])/[.B14]" office:value-type="float" office:value="-0.803010266414257" calcext:value-type="float">
            <text:p>-0.803010266414257</text:p>
          </table:table-cell>
        </table:table-row>
        <table:table-row table:style-name="ro1">
          <table:table-cell office:value-type="string" calcext:value-type="string">
            <text:p>sequential-mobilenetv2_1.00_160-block_3_depthwise_BN-FusedBatchNormV3_0</text:p>
          </table:table-cell>
          <table:table-cell office:value-type="float" office:value="0.259424058001605" calcext:value-type="float">
            <text:p>0.259424058001605</text:p>
          </table:table-cell>
          <table:table-cell office:value-type="float" office:value="0.929484036797657" calcext:value-type="float">
            <text:p>0.929484036797657</text:p>
          </table:table-cell>
          <table:table-cell office:value-type="float" office:value="1.8086" calcext:value-type="float">
            <text:p>1.8086</text:p>
          </table:table-cell>
          <table:table-cell office:value-type="float" office:value="5.6" calcext:value-type="float">
            <text:p>5.6</text:p>
          </table:table-cell>
          <table:table-cell office:value-type="float" office:value="0.0233625220062095" calcext:value-type="float">
            <text:p>0.02336252200621</text:p>
          </table:table-cell>
          <table:table-cell office:value-type="float" office:value="0.00684163201367483" calcext:value-type="float">
            <text:p>0.006841632013675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0.201074263997725" calcext:value-type="float">
            <text:p>0.201074263997725</text:p>
          </table:table-cell>
          <table:table-cell office:value-type="float" office:value="0.0240102488023695" calcext:value-type="float">
            <text:p>0.02401024880237</text:p>
          </table:table-cell>
          <table:table-cell office:value-type="string" calcext:value-type="string">
            <text:p>Conv</text:p>
          </table:table-cell>
          <table:table-cell office:value-type="float" office:value="1440" calcext:value-type="float">
            <text:p>1440</text:p>
          </table:table-cell>
          <table:table-cell office:value-type="float" office:value="186624" calcext:value-type="float">
            <text:p>186624</text:p>
          </table:table-cell>
          <table:table-cell office:value-type="float" office:value="0.003937" calcext:value-type="float">
            <text:p>0.003937</text:p>
          </table:table-cell>
          <table:table-cell table:formula="of:=SUM([.$N$4:.N15]-[.B15])/[.B15]" office:value-type="float" office:value="-0.98482407518282" calcext:value-type="float">
            <text:p>-0.98482407518282</text:p>
          </table:table-cell>
        </table:table-row>
        <table:table-row table:style-name="ro1">
          <table:table-cell office:value-type="string" calcext:value-type="string">
            <text:p>sequential-mobilenetv2_1.00_160-block_3_project_BN-FusedBatchNormV3_0</text:p>
          </table:table-cell>
          <table:table-cell office:value-type="float" office:value="0.25387624779687" calcext:value-type="float">
            <text:p>0.25387624779687</text:p>
          </table:table-cell>
          <table:table-cell office:value-type="float" office:value="0.792020159203093" calcext:value-type="float">
            <text:p>0.792020159203093</text:p>
          </table:table-cell>
          <table:table-cell office:value-type="float" office:value="1.653" calcext:value-type="float">
            <text:p>1.653</text:p>
          </table:table-cell>
          <table:table-cell office:value-type="float" office:value="4.6" calcext:value-type="float">
            <text:p>4.6</text:p>
          </table:table-cell>
          <table:table-cell office:value-type="float" office:value="0.00660135599900968" calcext:value-type="float">
            <text:p>0.00660135599901</text:p>
          </table:table-cell>
          <table:table-cell office:value-type="float" office:value="0.00154717999976128" calcext:value-type="float">
            <text:p>0.001547179999761</text:p>
          </table:table-cell>
          <table:table-cell office:value-type="float" office:value="409600" calcext:value-type="float">
            <text:p>409600</text:p>
          </table:table-cell>
          <table:table-cell office:value-type="float" office:value="0.145357437999337" calcext:value-type="float">
            <text:p>0.145357437999337</text:p>
          </table:table-cell>
          <table:table-cell office:value-type="float" office:value="0.0059149258013349" calcext:value-type="float">
            <text:p>0.005914925801335</text:p>
          </table:table-cell>
          <table:table-cell office:value-type="string" calcext:value-type="string">
            <text:p>Conv</text:p>
          </table:table-cell>
          <table:table-cell office:value-type="float" office:value="4640" calcext:value-type="float">
            <text:p>4640</text:p>
          </table:table-cell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table:formula="of:=SUM([.$N$4:.N16]-[.B16])/[.B1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4_add-add_0</text:p>
          </table:table-cell>
          <table:table-cell office:value-type="float" office:value="0.280036254797596" calcext:value-type="float">
            <text:p>0.280036254797596</text:p>
          </table:table-cell>
          <table:table-cell office:value-type="float" office:value="0.694571167207323" calcext:value-type="float">
            <text:p>0.694571167207323</text:p>
          </table:table-cell>
          <table:table-cell office:value-type="float" office:value="1.544" calcext:value-type="float">
            <text:p>1.544</text:p>
          </table:table-cell>
          <table:table-cell office:value-type="float" office:value="4.8" calcext:value-type="float">
            <text:p>4.8</text:p>
          </table:table-cell>
          <table:table-cell office:value-type="float" office:value="0.00658778799697757" calcext:value-type="float">
            <text:p>0.006587787996978</text:p>
          </table:table-cell>
          <table:table-cell office:value-type="float" office:value="0.00153287599096075" calcext:value-type="float">
            <text:p>0.001532875990961</text:p>
          </table:table-cell>
          <table:table-cell office:value-type="float" office:value="409600" calcext:value-type="float">
            <text:p>409600</text:p>
          </table:table-cell>
          <table:table-cell office:value-type="float" office:value="0.143774251999275" calcext:value-type="float">
            <text:p>0.143774251999275</text:p>
          </table:table-cell>
          <table:table-cell office:value-type="float" office:value="0.0318617242010077" calcext:value-type="float">
            <text:p>0.031861724201008</text:p>
          </table:table-cell>
          <table:table-cell office:value-type="string" calcext:value-type="string">
            <text:p>Add</text:p>
          </table:table-cell>
          <table:table-cell office:value-type="float" office:value="15008" calcext:value-type="float">
            <text:p>15008</text:p>
          </table:table-cell>
          <table:table-cell office:value-type="float" office:value="358592" calcext:value-type="float">
            <text:p>358592</text:p>
          </table:table-cell>
          <table:table-cell office:value-type="float" office:value="0" calcext:value-type="float">
            <text:p>0</text:p>
          </table:table-cell>
          <table:table-cell table:formula="of:=SUM([.$N$4:.N17]-[.B17])/[.B1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5_add-add_0</text:p>
          </table:table-cell>
          <table:table-cell office:value-type="float" office:value="0.301621128998522" calcext:value-type="float">
            <text:p>0.301621128998522</text:p>
          </table:table-cell>
          <table:table-cell office:value-type="float" office:value="0.735434461792465" calcext:value-type="float">
            <text:p>0.735434461792465</text:p>
          </table:table-cell>
          <table:table-cell office:value-type="float" office:value="1.5838" calcext:value-type="float">
            <text:p>1.5838</text:p>
          </table:table-cell>
          <table:table-cell office:value-type="float" office:value="4.8" calcext:value-type="float">
            <text:p>4.8</text:p>
          </table:table-cell>
          <table:table-cell office:value-type="float" office:value="0.00458723900374025" calcext:value-type="float">
            <text:p>0.00458723900374</text:p>
          </table:table-cell>
          <table:table-cell office:value-type="float" office:value="0.00147158099571243" calcext:value-type="float">
            <text:p>0.001471580995712</text:p>
          </table:table-cell>
          <table:table-cell office:value-type="float" office:value="409600" calcext:value-type="float">
            <text:p>409600</text:p>
          </table:table-cell>
          <table:table-cell office:value-type="float" office:value="0.148980528996617" calcext:value-type="float">
            <text:p>0.148980528996617</text:p>
          </table:table-cell>
          <table:table-cell office:value-type="float" office:value="0.0328958177997265" calcext:value-type="float">
            <text:p>0.032895817799727</text:p>
          </table:table-cell>
          <table:table-cell office:value-type="string" calcext:value-type="string">
            <text:p>Add</text:p>
          </table:table-cell>
          <table:table-cell office:value-type="float" office:value="14432" calcext:value-type="float">
            <text:p>14432</text:p>
          </table:table-cell>
          <table:table-cell office:value-type="float" office:value="358016" calcext:value-type="float">
            <text:p>358016</text:p>
          </table:table-cell>
          <table:table-cell office:value-type="float" office:value="0.0054" calcext:value-type="float">
            <text:p>0.0054</text:p>
          </table:table-cell>
          <table:table-cell table:formula="of:=SUM([.$N$4:.N18]-[.B18])/[.B18]" office:value-type="float" office:value="-0.982096744953082" calcext:value-type="float">
            <text:p>-0.982096744953082</text:p>
          </table:table-cell>
        </table:table-row>
        <table:table-row table:style-name="ro1">
          <table:table-cell office:value-type="string" calcext:value-type="string">
            <text:p>sequential-mobilenetv2_1.00_160-block_6_expand_BN-FusedBatchNormV3_0</text:p>
          </table:table-cell>
          <table:table-cell office:value-type="float" office:value="0.306675500198617" calcext:value-type="float">
            <text:p>0.306675500198617</text:p>
          </table:table-cell>
          <table:table-cell office:value-type="float" office:value="0.701105964393355" calcext:value-type="float">
            <text:p>0.701105964393355</text:p>
          </table:table-cell>
          <table:table-cell office:value-type="float" office:value="1.5838" calcext:value-type="float">
            <text:p>1.5838</text:p>
          </table:table-cell>
          <table:table-cell office:value-type="float" office:value="4.8" calcext:value-type="float">
            <text:p>4.8</text:p>
          </table:table-cell>
          <table:table-cell office:value-type="float" office:value="0.0196014670000295" calcext:value-type="float">
            <text:p>0.01960146700003</text:p>
          </table:table-cell>
          <table:table-cell office:value-type="float" office:value="0.00911492097657174" calcext:value-type="float">
            <text:p>0.009114920976572</text:p>
          </table:table-cell>
          <table:table-cell office:value-type="float" office:value="2457600" calcext:value-type="float">
            <text:p>2457600</text:p>
          </table:table-cell>
          <table:table-cell office:value-type="float" office:value="0.212321733997669" calcext:value-type="float">
            <text:p>0.212321733997669</text:p>
          </table:table-cell>
          <table:table-cell office:value-type="float" office:value="0.0064532241987763" calcext:value-type="float">
            <text:p>0.006453224198776</text:p>
          </table:table-cell>
          <table:table-cell office:value-type="string" calcext:value-type="string">
            <text:p>Conv</text:p>
          </table:table-cell>
          <table:table-cell office:value-type="float" office:value="6336" calcext:value-type="float">
            <text:p>6336</text:p>
          </table:table-cell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  <table:table-cell table:formula="of:=SUM([.$N$4:.N19]-[.B19])/[.B1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6_pad-Pad_0</text:p>
          </table:table-cell>
          <table:table-cell office:value-type="float" office:value="0.3137833485991" calcext:value-type="float">
            <text:p>0.3137833485991</text:p>
          </table:table-cell>
          <table:table-cell office:value-type="float" office:value="0.81879599399399" calcext:value-type="float">
            <text:p>0.81879599399399</text:p>
          </table:table-cell>
          <table:table-cell office:value-type="float" office:value="1.6938" calcext:value-type="float">
            <text:p>1.6938</text:p>
          </table:table-cell>
          <table:table-cell office:value-type="float" office:value="5.4" calcext:value-type="float">
            <text:p>5.4</text:p>
          </table:table-cell>
          <table:table-cell office:value-type="float" office:value="0.025653388001956" calcext:value-type="float">
            <text:p>0.025653388001956</text:p>
          </table:table-cell>
          <table:table-cell office:value-type="float" office:value="0.00998775300104171" calcext:value-type="float">
            <text:p>0.009987753001042</text:p>
          </table:table-cell>
          <table:table-cell office:value-type="float" office:value="2709504" calcext:value-type="float">
            <text:p>2709504</text:p>
          </table:table-cell>
          <table:table-cell office:value-type="float" office:value="0.240526992995001" calcext:value-type="float">
            <text:p>0.240526992995001</text:p>
          </table:table-cell>
          <table:table-cell office:value-type="float" office:value="0.00787541419413174" calcext:value-type="float">
            <text:p>0.007875414194132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0.040221" calcext:value-type="float">
            <text:p>0.040221</text:p>
          </table:table-cell>
          <table:table-cell table:formula="of:=SUM([.$N$4:.N20]-[.B20])/[.B20]" office:value-type="float" office:value="-0.871819202071848" calcext:value-type="float">
            <text:p>-0.871819202071848</text:p>
          </table:table-cell>
        </table:table-row>
        <table:table-row table:style-name="ro1">
          <table:table-cell office:value-type="string" calcext:value-type="string">
            <text:p>sequential-mobilenetv2_1.00_160-block_6_depthwise_BN-FusedBatchNormV3_0</text:p>
          </table:table-cell>
          <table:table-cell office:value-type="float" office:value="0.318082315201173" calcext:value-type="float">
            <text:p>0.318082315201173</text:p>
          </table:table-cell>
          <table:table-cell office:value-type="float" office:value="0.676905888796318" calcext:value-type="float">
            <text:p>0.676905888796318</text:p>
          </table:table-cell>
          <table:table-cell office:value-type="float" office:value="1.483" calcext:value-type="float">
            <text:p>1.483</text:p>
          </table:table-cell>
          <table:table-cell office:value-type="float" office:value="4.6" calcext:value-type="float">
            <text:p>4.6</text:p>
          </table:table-cell>
          <table:table-cell office:value-type="float" office:value="0.0110250989964698" calcext:value-type="float">
            <text:p>0.01102509899647</text:p>
          </table:table-cell>
          <table:table-cell office:value-type="float" office:value="0.00207532197237015" calcext:value-type="float">
            <text:p>0.00207532197237</text:p>
          </table:table-cell>
          <table:table-cell office:value-type="float" office:value="614400" calcext:value-type="float">
            <text:p>614400</text:p>
          </table:table-cell>
          <table:table-cell office:value-type="float" office:value="0.14925186700566" calcext:value-type="float">
            <text:p>0.14925186700566</text:p>
          </table:table-cell>
          <table:table-cell office:value-type="float" office:value="0.0135123227984877" calcext:value-type="float">
            <text:p>0.013512322798488</text:p>
          </table:table-cell>
          <table:table-cell office:value-type="string" calcext:value-type="string">
            <text:p>Conv</text:p>
          </table:table-cell>
          <table:table-cell office:value-type="float" office:value="1920" calcext:value-type="float">
            <text:p>1920</text:p>
          </table:table-cell>
          <table:table-cell office:value-type="float" office:value="331776" calcext:value-type="float">
            <text:p>331776</text:p>
          </table:table-cell>
          <table:table-cell office:value-type="float" office:value="0.007781" calcext:value-type="float">
            <text:p>0.007781</text:p>
          </table:table-cell>
          <table:table-cell table:formula="of:=SUM([.$N$4:.N21]-[.B21])/[.B21]" office:value-type="float" office:value="-0.975537778656198" calcext:value-type="float">
            <text:p>-0.975537778656198</text:p>
          </table:table-cell>
        </table:table-row>
        <table:table-row table:style-name="ro1">
          <table:table-cell office:value-type="string" calcext:value-type="string">
            <text:p>sequential-mobilenetv2_1.00_160-block_6_project_BN-FusedBatchNormV3_0</text:p>
          </table:table-cell>
          <table:table-cell office:value-type="float" office:value="0.312846327801526" calcext:value-type="float">
            <text:p>0.312846327801526</text:p>
          </table:table-cell>
          <table:table-cell office:value-type="float" office:value="0.672202999773435" calcext:value-type="float">
            <text:p>0.672202999773435</text:p>
          </table:table-cell>
          <table:table-cell office:value-type="float" office:value="1.461" calcext:value-type="float">
            <text:p>1.461</text:p>
          </table:table-cell>
          <table:table-cell office:value-type="float" office:value="4.8" calcext:value-type="float">
            <text:p>4.8</text:p>
          </table:table-cell>
          <table:table-cell office:value-type="float" office:value="0.00304863399651367" calcext:value-type="float">
            <text:p>0.003048633996514</text:p>
          </table:table-cell>
          <table:table-cell office:value-type="float" office:value="0.000767704041209072" calcext:value-type="float">
            <text:p>0.000767704041209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136231306001719" calcext:value-type="float">
            <text:p>0.136231306001719</text:p>
          </table:table-cell>
          <table:table-cell office:value-type="float" office:value="0.00472540080227191" calcext:value-type="float">
            <text:p>0.004725400802272</text:p>
          </table:table-cell>
          <table:table-cell office:value-type="string" calcext:value-type="string">
            <text:p>Conv</text:p>
          </table:table-cell>
          <table:table-cell office:value-type="float" office:value="12352" calcext:value-type="float">
            <text:p>12352</text:p>
          </table:table-cell>
          <table:table-cell office:value-type="float" office:value="12864" calcext:value-type="float">
            <text:p>12864</text:p>
          </table:table-cell>
          <table:table-cell office:value-type="float" office:value="0.000834" calcext:value-type="float">
            <text:p>0.000834</text:p>
          </table:table-cell>
          <table:table-cell table:formula="of:=SUM([.$N$4:.N22]-[.B22])/[.B22]" office:value-type="float" office:value="-0.997334154420604" calcext:value-type="float">
            <text:p>-0.997334154420604</text:p>
          </table:table-cell>
        </table:table-row>
        <table:table-row table:style-name="ro1">
          <table:table-cell office:value-type="string" calcext:value-type="string">
            <text:p>sequential-mobilenetv2_1.00_160-block_7_add-add_0</text:p>
          </table:table-cell>
          <table:table-cell office:value-type="float" office:value="0.331749710798613" calcext:value-type="float">
            <text:p>0.331749710798613</text:p>
          </table:table-cell>
          <table:table-cell office:value-type="float" office:value="0.556217542593367" calcext:value-type="float">
            <text:p>0.556217542593367</text:p>
          </table:table-cell>
          <table:table-cell office:value-type="float" office:value="1.3338" calcext:value-type="float">
            <text:p>1.3338</text:p>
          </table:table-cell>
          <table:table-cell office:value-type="float" office:value="4.6" calcext:value-type="float">
            <text:p>4.6</text:p>
          </table:table-cell>
          <table:table-cell office:value-type="float" office:value="0.0026171239951509" calcext:value-type="float">
            <text:p>0.002617123995151</text:p>
          </table:table-cell>
          <table:table-cell office:value-type="float" office:value="0.000798057997599244" calcext:value-type="float">
            <text:p>0.000798057997599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143875754001783" calcext:value-type="float">
            <text:p>0.143875754001783</text:p>
          </table:table-cell>
          <table:table-cell office:value-type="float" office:value="0.0238327736005886" calcext:value-type="float">
            <text:p>0.023832773600589</text:p>
          </table:table-cell>
          <table:table-cell office:value-type="string" calcext:value-type="string">
            <text:p>Add</text:p>
          </table:table-cell>
          <table:table-cell office:value-type="float" office:value="54592" calcext:value-type="float">
            <text:p>54592</text:p>
          </table:table-cell>
          <table:table-cell office:value-type="float" office:value="1386112" calcext:value-type="float">
            <text:p>1386112</text:p>
          </table:table-cell>
          <table:table-cell office:value-type="float" office:value="0" calcext:value-type="float">
            <text:p>0</text:p>
          </table:table-cell>
          <table:table-cell table:formula="of:=SUM([.$N$4:.N23]-[.B23])/[.B2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8_add-add_0</text:p>
          </table:table-cell>
          <table:table-cell office:value-type="float" office:value="0.355862045203685" calcext:value-type="float">
            <text:p>0.355862045203685</text:p>
          </table:table-cell>
          <table:table-cell office:value-type="float" office:value="0.594631748204119" calcext:value-type="float">
            <text:p>0.594631748204119</text:p>
          </table:table-cell>
          <table:table-cell office:value-type="float" office:value="1.4824" calcext:value-type="float">
            <text:p>1.4824</text:p>
          </table:table-cell>
          <table:table-cell office:value-type="float" office:value="4.4" calcext:value-type="float">
            <text:p>4.4</text:p>
          </table:table-cell>
          <table:table-cell office:value-type="float" office:value="0.00229432299965993" calcext:value-type="float">
            <text:p>0.00229432299966</text:p>
          </table:table-cell>
          <table:table-cell office:value-type="float" office:value="0.000762227980885655" calcext:value-type="float">
            <text:p>0.000762227980886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132364484998107" calcext:value-type="float">
            <text:p>0.132364484998107</text:p>
          </table:table-cell>
          <table:table-cell office:value-type="float" office:value="0.0249180696002441" calcext:value-type="float">
            <text:p>0.024918069600244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office:value-type="float" office:value="0.00523" calcext:value-type="float">
            <text:p>0.00523</text:p>
          </table:table-cell>
          <table:table-cell table:formula="of:=SUM([.$N$4:.N24]-[.B24])/[.B24]" office:value-type="float" office:value="-0.985303293592306" calcext:value-type="float">
            <text:p>-0.985303293592306</text:p>
          </table:table-cell>
        </table:table-row>
        <table:table-row table:style-name="ro1">
          <table:table-cell office:value-type="string" calcext:value-type="string">
            <text:p>sequential-mobilenetv2_1.00_160-block_9_add-add_0</text:p>
          </table:table-cell>
          <table:table-cell office:value-type="float" office:value="0.385642928001471" calcext:value-type="float">
            <text:p>0.385642928001471</text:p>
          </table:table-cell>
          <table:table-cell office:value-type="float" office:value="0.606563852599356" calcext:value-type="float">
            <text:p>0.606563852599356</text:p>
          </table:table-cell>
          <table:table-cell office:value-type="float" office:value="1.4198" calcext:value-type="float">
            <text:p>1.4198</text:p>
          </table:table-cell>
          <table:table-cell office:value-type="float" office:value="4" calcext:value-type="float">
            <text:p>4</text:p>
          </table:table-cell>
          <table:table-cell office:value-type="float" office:value="0.00228773099661339" calcext:value-type="float">
            <text:p>0.002287730996613</text:p>
          </table:table-cell>
          <table:table-cell office:value-type="float" office:value="0.000970801978837699" calcext:value-type="float">
            <text:p>0.000970801978838</text:p>
          </table:table-cell>
          <table:table-cell office:value-type="float" office:value="204800" calcext:value-type="float">
            <text:p>204800</text:p>
          </table:table-cell>
          <table:table-cell office:value-type="float" office:value="0.138349520995689" calcext:value-type="float">
            <text:p>0.138349520995689</text:p>
          </table:table-cell>
          <table:table-cell office:value-type="float" office:value="0.0241233676002594" calcext:value-type="float">
            <text:p>0.024123367600259</text:p>
          </table:table-cell>
          <table:table-cell office:value-type="string" calcext:value-type="string">
            <text:p>Add</text:p>
          </table:table-cell>
          <table:table-cell office:value-type="float" office:value="53440" calcext:value-type="float">
            <text:p>53440</text:p>
          </table:table-cell>
          <table:table-cell office:value-type="float" office:value="1384960" calcext:value-type="float">
            <text:p>1384960</text:p>
          </table:table-cell>
          <table:table-cell office:value-type="float" office:value="0.004588" calcext:value-type="float">
            <text:p>0.004588</text:p>
          </table:table-cell>
          <table:table-cell table:formula="of:=SUM([.$N$4:.N25]-[.B25])/[.B25]" office:value-type="float" office:value="-0.988102984219686" calcext:value-type="float">
            <text:p>-0.988102984219686</text:p>
          </table:table-cell>
        </table:table-row>
        <table:table-row table:style-name="ro1">
          <table:table-cell office:value-type="string" calcext:value-type="string">
            <text:p>sequential-mobilenetv2_1.00_160-block_10_expand_BN-FusedBatchNormV3_0</text:p>
          </table:table-cell>
          <table:table-cell office:value-type="float" office:value="0.389550918601162" calcext:value-type="float">
            <text:p>0.389550918601162</text:p>
          </table:table-cell>
          <table:table-cell office:value-type="float" office:value="0.553210282803047" calcext:value-type="float">
            <text:p>0.553210282803047</text:p>
          </table:table-cell>
          <table:table-cell office:value-type="float" office:value="1.4166" calcext:value-type="float">
            <text:p>1.4166</text:p>
          </table:table-cell>
          <table:table-cell office:value-type="float" office:value="4.6" calcext:value-type="float">
            <text:p>4.6</text:p>
          </table:table-cell>
          <table:table-cell office:value-type="float" office:value="0.0133681280058227" calcext:value-type="float">
            <text:p>0.013368128005823</text:p>
          </table:table-cell>
          <table:table-cell office:value-type="float" office:value="0.00459895102540031" calcext:value-type="float">
            <text:p>0.0045989510254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76391881999734" calcext:value-type="float">
            <text:p>0.176391881999734</text:p>
          </table:table-cell>
          <table:table-cell office:value-type="float" office:value="0.00540675359952729" calcext:value-type="float">
            <text:p>0.005406753599527</text:p>
          </table:table-cell>
          <table:table-cell office:value-type="string" calcext:value-type="string">
            <text:p>Conv</text:p>
          </table:table-cell>
          <table:table-cell office:value-type="float" office:value="24960" calcext:value-type="float">
            <text:p>2496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formula="of:=SUM([.$N$4:.N26]-[.B26])/[.B2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10_depthwise_BN-FusedBatchNormV3_0</text:p>
          </table:table-cell>
          <table:table-cell office:value-type="float" office:value="0.39874440820131" calcext:value-type="float">
            <text:p>0.39874440820131</text:p>
          </table:table-cell>
          <table:table-cell office:value-type="float" office:value="0.501318054005969" calcext:value-type="float">
            <text:p>0.501318054005969</text:p>
          </table:table-cell>
          <table:table-cell office:value-type="float" office:value="1.3552" calcext:value-type="float">
            <text:p>1.3552</text:p>
          </table:table-cell>
          <table:table-cell office:value-type="float" office:value="4.6" calcext:value-type="float">
            <text:p>4.6</text:p>
          </table:table-cell>
          <table:table-cell office:value-type="float" office:value="0.013879578000342" calcext:value-type="float">
            <text:p>0.013879578000342</text:p>
          </table:table-cell>
          <table:table-cell office:value-type="float" office:value="0.0043564839870669" calcext:value-type="float">
            <text:p>0.004356483987067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0.179561256001762" calcext:value-type="float">
            <text:p>0.179561256001762</text:p>
          </table:table-cell>
          <table:table-cell office:value-type="float" office:value="0.0227187853990472" calcext:value-type="float">
            <text:p>0.022718785399047</text:p>
          </table:table-cell>
          <table:table-cell office:value-type="string" calcext:value-type="string">
            <text:p>Conv</text:p>
          </table:table-cell>
          <table:table-cell office:value-type="float" office:value="3840" calcext:value-type="float">
            <text:p>3840</text:p>
          </table:table-cell>
          <table:table-cell office:value-type="float" office:value="1328256" calcext:value-type="float">
            <text:p>1328256</text:p>
          </table:table-cell>
          <table:table-cell office:value-type="float" office:value="0.021643" calcext:value-type="float">
            <text:p>0.021643</text:p>
          </table:table-cell>
          <table:table-cell table:formula="of:=SUM([.$N$4:.N27]-[.B27])/[.B27]" office:value-type="float" office:value="-0.945722122856521" calcext:value-type="float">
            <text:p>-0.945722122856521</text:p>
          </table:table-cell>
        </table:table-row>
        <table:table-row table:style-name="ro1">
          <table:table-cell office:value-type="string" calcext:value-type="string">
            <text:p>sequential-mobilenetv2_1.00_160-block_10_project_BN-FusedBatchNormV3_0</text:p>
          </table:table-cell>
          <table:table-cell office:value-type="float" office:value="0.396050090600329" calcext:value-type="float">
            <text:p>0.396050090600329</text:p>
          </table:table-cell>
          <table:table-cell office:value-type="float" office:value="0.626944665191695" calcext:value-type="float">
            <text:p>0.626944665191695</text:p>
          </table:table-cell>
          <table:table-cell office:value-type="float" office:value="1.4282" calcext:value-type="float">
            <text:p>1.4282</text:p>
          </table:table-cell>
          <table:table-cell office:value-type="float" office:value="4.6" calcext:value-type="float">
            <text:p>4.6</text:p>
          </table:table-cell>
          <table:table-cell office:value-type="float" office:value="0.00620837599853985" calcext:value-type="float">
            <text:p>0.00620837599854</text:p>
          </table:table-cell>
          <table:table-cell office:value-type="float" office:value="0.00120296399109066" calcext:value-type="float">
            <text:p>0.001202963991091</text:p>
          </table:table-cell>
          <table:table-cell office:value-type="float" office:value="307200" calcext:value-type="float">
            <text:p>307200</text:p>
          </table:table-cell>
          <table:table-cell office:value-type="float" office:value="0.141260928001429" calcext:value-type="float">
            <text:p>0.141260928001429</text:p>
          </table:table-cell>
          <table:table-cell office:value-type="float" office:value="0.00762184000050183" calcext:value-type="float">
            <text:p>0.007621840000502</text:p>
          </table:table-cell>
          <table:table-cell office:value-type="string" calcext:value-type="string">
            <text:p>Conv</text:p>
          </table:table-cell>
          <table:table-cell office:value-type="float" office:value="36960" calcext:value-type="float">
            <text:p>36960</text:p>
          </table:table-cell>
          <table:table-cell office:value-type="float" office:value="38016" calcext:value-type="float">
            <text:p>38016</text:p>
          </table:table-cell>
          <table:table-cell office:value-type="float" office:value="0.002102" calcext:value-type="float">
            <text:p>0.002102</text:p>
          </table:table-cell>
          <table:table-cell table:formula="of:=SUM([.$N$4:.N28]-[.B28])/[.B28]" office:value-type="float" office:value="-0.994692590533652" calcext:value-type="float">
            <text:p>-0.994692590533652</text:p>
          </table:table-cell>
        </table:table-row>
        <table:table-row table:style-name="ro1">
          <table:table-cell office:value-type="string" calcext:value-type="string">
            <text:p>sequential-mobilenetv2_1.00_160-block_11_add-add_0</text:p>
          </table:table-cell>
          <table:table-cell office:value-type="float" office:value="0.432474515195645" calcext:value-type="float">
            <text:p>0.432474515195645</text:p>
          </table:table-cell>
          <table:table-cell office:value-type="float" office:value="0.529024492402095" calcext:value-type="float">
            <text:p>0.529024492402095</text:p>
          </table:table-cell>
          <table:table-cell office:value-type="float" office:value="1.3848" calcext:value-type="float">
            <text:p>1.3848</text:p>
          </table:table-cell>
          <table:table-cell office:value-type="float" office:value="4.4" calcext:value-type="float">
            <text:p>4.4</text:p>
          </table:table-cell>
          <table:table-cell office:value-type="float" office:value="0.00335124100092798" calcext:value-type="float">
            <text:p>0.003351241000928</text:p>
          </table:table-cell>
          <table:table-cell office:value-type="float" office:value="0.00114420702448115" calcext:value-type="float">
            <text:p>0.001144207024481</text:p>
          </table:table-cell>
          <table:table-cell office:value-type="float" office:value="307200" calcext:value-type="float">
            <text:p>307200</text:p>
          </table:table-cell>
          <table:table-cell office:value-type="float" office:value="0.140013280004496" calcext:value-type="float">
            <text:p>0.140013280004496</text:p>
          </table:table-cell>
          <table:table-cell office:value-type="float" office:value="0.0378801569997449" calcext:value-type="float">
            <text:p>0.037880156999745</text:p>
          </table:table-cell>
          <table:table-cell office:value-type="string" calcext:value-type="string">
            <text:p>Add</text:p>
          </table:table-cell>
          <table:table-cell office:value-type="float" office:value="118752" calcext:value-type="float">
            <text:p>118752</text:p>
          </table:table-cell>
          <table:table-cell office:value-type="float" office:value="3111360" calcext:value-type="float">
            <text:p>3111360</text:p>
          </table:table-cell>
          <table:table-cell office:value-type="float" office:value="0" calcext:value-type="float">
            <text:p>0</text:p>
          </table:table-cell>
          <table:table-cell table:formula="of:=SUM([.$N$4:.N29]-[.B29])/[.B2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12_add-add_0</text:p>
          </table:table-cell>
          <table:table-cell office:value-type="float" office:value="0.460859478401835" calcext:value-type="float">
            <text:p>0.460859478401835</text:p>
          </table:table-cell>
          <table:table-cell office:value-type="float" office:value="0.551033569616266" calcext:value-type="float">
            <text:p>0.551033569616266</text:p>
          </table:table-cell>
          <table:table-cell office:value-type="float" office:value="1.3724" calcext:value-type="float">
            <text:p>1.3724</text:p>
          </table:table-cell>
          <table:table-cell office:value-type="float" office:value="4.2" calcext:value-type="float">
            <text:p>4.2</text:p>
          </table:table-cell>
          <table:table-cell office:value-type="float" office:value="0.00450547500076937" calcext:value-type="float">
            <text:p>0.004505475000769</text:p>
          </table:table-cell>
          <table:table-cell office:value-type="float" office:value="0.00128299900097772" calcext:value-type="float">
            <text:p>0.001282999000978</text:p>
          </table:table-cell>
          <table:table-cell office:value-type="float" office:value="307200" calcext:value-type="float">
            <text:p>307200</text:p>
          </table:table-cell>
          <table:table-cell office:value-type="float" office:value="0.137094509002054" calcext:value-type="float">
            <text:p>0.137094509002054</text:p>
          </table:table-cell>
          <table:table-cell office:value-type="float" office:value="0.0365029424006934" calcext:value-type="float">
            <text:p>0.036502942400694</text:p>
          </table:table-cell>
          <table:table-cell office:value-type="string" calcext:value-type="string">
            <text:p>Add</text:p>
          </table:table-cell>
          <table:table-cell office:value-type="float" office:value="117024" calcext:value-type="float">
            <text:p>117024</text:p>
          </table:table-cell>
          <table:table-cell office:value-type="float" office:value="3109632" calcext:value-type="float">
            <text:p>3109632</text:p>
          </table:table-cell>
          <table:table-cell office:value-type="float" office:value="0" calcext:value-type="float">
            <text:p>0</text:p>
          </table:table-cell>
          <table:table-cell table:formula="of:=SUM([.$N$4:.N30]-[.B30])/[.B3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13_expand_BN-FusedBatchNormV3_0</text:p>
          </table:table-cell>
          <table:table-cell office:value-type="float" office:value="0.472758394599077" calcext:value-type="float">
            <text:p>0.472758394599077</text:p>
          </table:table-cell>
          <table:table-cell office:value-type="float" office:value="0.364338560809847" calcext:value-type="float">
            <text:p>0.364338560809847</text:p>
          </table:table-cell>
          <table:table-cell office:value-type="float" office:value="1.2334" calcext:value-type="float">
            <text:p>1.2334</text:p>
          </table:table-cell>
          <table:table-cell office:value-type="float" office:value="4.2" calcext:value-type="float">
            <text:p>4.2</text:p>
          </table:table-cell>
          <table:table-cell office:value-type="float" office:value="0.0188882450020174" calcext:value-type="float">
            <text:p>0.018888245002017</text:p>
          </table:table-cell>
          <table:table-cell office:value-type="float" office:value="0.00700522499391809" calcext:value-type="float">
            <text:p>0.007005224993918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0.194582677002472" calcext:value-type="float">
            <text:p>0.194582677002472</text:p>
          </table:table-cell>
          <table:table-cell office:value-type="float" office:value="0.0089561145985499" calcext:value-type="float">
            <text:p>0.00895611459855</text:p>
          </table:table-cell>
          <table:table-cell office:value-type="string" calcext:value-type="string">
            <text:p>Conv</text:p>
          </table:table-cell>
          <table:table-cell office:value-type="float" office:value="55872" calcext:value-type="float">
            <text:p>55872</text:p>
          </table:table-cell>
          <table:table-cell office:value-type="float" office:value="55296" calcext:value-type="float">
            <text:p>55296</text:p>
          </table:table-cell>
          <table:table-cell office:value-type="float" office:value="0.00208" calcext:value-type="float">
            <text:p>0.00208</text:p>
          </table:table-cell>
          <table:table-cell table:formula="of:=SUM([.$N$4:.N31]-[.B31])/[.B31]" office:value-type="float" office:value="-0.995600289653737" calcext:value-type="float">
            <text:p>-0.995600289653737</text:p>
          </table:table-cell>
        </table:table-row>
        <table:table-row table:style-name="ro1">
          <table:table-cell office:value-type="string" calcext:value-type="string">
            <text:p>sequential-mobilenetv2_1.00_160-block_13_pad-Pad_0</text:p>
          </table:table-cell>
          <table:table-cell office:value-type="float" office:value="0.47279623279901" calcext:value-type="float">
            <text:p>0.47279623279901</text:p>
          </table:table-cell>
          <table:table-cell office:value-type="float" office:value="0.263587734801695" calcext:value-type="float">
            <text:p>0.263587734801695</text:p>
          </table:table-cell>
          <table:table-cell office:value-type="float" office:value="1.0894" calcext:value-type="float">
            <text:p>1.0894</text:p>
          </table:table-cell>
          <table:table-cell office:value-type="float" office:value="4.4" calcext:value-type="float">
            <text:p>4.4</text:p>
          </table:table-cell>
          <table:table-cell office:value-type="float" office:value="0.0183933399966918" calcext:value-type="float">
            <text:p>0.018393339996692</text:p>
          </table:table-cell>
          <table:table-cell office:value-type="float" office:value="0.00815001799492165" calcext:value-type="float">
            <text:p>0.008150017994922</text:p>
          </table:table-cell>
          <table:table-cell office:value-type="float" office:value="2230272" calcext:value-type="float">
            <text:p>2230272</text:p>
          </table:table-cell>
          <table:table-cell office:value-type="float" office:value="0.210839077000855" calcext:value-type="float">
            <text:p>0.210839077000855</text:p>
          </table:table-cell>
          <table:table-cell office:value-type="float" office:value="0.00784828259784263" calcext:value-type="float">
            <text:p>0.007848282597843</text:p>
          </table:table-cell>
          <table:table-cell office:value-type="string" calcext:value-type="string">
            <text:p>Pad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table:formula="of:=SUM([.$N$4:.N32]-[.B32])/[.B3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13_depthwise_BN-FusedBatchNormV3_0</text:p>
          </table:table-cell>
          <table:table-cell office:value-type="float" office:value="0.48727564199944" calcext:value-type="float">
            <text:p>0.48727564199944</text:p>
          </table:table-cell>
          <table:table-cell office:value-type="float" office:value="0.372394221602008" calcext:value-type="float">
            <text:p>0.372394221602008</text:p>
          </table:table-cell>
          <table:table-cell office:value-type="float" office:value="1.215" calcext:value-type="float">
            <text:p>1.215</text:p>
          </table:table-cell>
          <table:table-cell office:value-type="float" office:value="4.4" calcext:value-type="float">
            <text:p>4.4</text:p>
          </table:table-cell>
          <table:table-cell office:value-type="float" office:value="0.00753868300671457" calcext:value-type="float">
            <text:p>0.007538683006715</text:p>
          </table:table-cell>
          <table:table-cell office:value-type="float" office:value="0.00160934298764914" calcext:value-type="float">
            <text:p>0.001609342987649</text:p>
          </table:table-cell>
          <table:table-cell office:value-type="float" office:value="460800" calcext:value-type="float">
            <text:p>460800</text:p>
          </table:table-cell>
          <table:table-cell office:value-type="float" office:value="0.150778265000554" calcext:value-type="float">
            <text:p>0.150778265000554</text:p>
          </table:table-cell>
          <table:table-cell office:value-type="float" office:value="0.0149188377981773" calcext:value-type="float">
            <text:p>0.014918837798177</text:p>
          </table:table-cell>
          <table:table-cell office:value-type="string" calcext:value-type="string">
            <text:p>Conv</text:p>
          </table:table-cell>
          <table:table-cell office:value-type="float" office:value="5760" calcext:value-type="float">
            <text:p>5760</text:p>
          </table:table-cell>
          <table:table-cell office:value-type="float" office:value="2985984" calcext:value-type="float">
            <text:p>2985984</text:p>
          </table:table-cell>
          <table:table-cell office:value-type="float" office:value="0.016929" calcext:value-type="float">
            <text:p>0.016929</text:p>
          </table:table-cell>
          <table:table-cell table:formula="of:=SUM([.$N$4:.N33]-[.B33])/[.B33]" office:value-type="float" office:value="-0.965257857071338" calcext:value-type="float">
            <text:p>-0.965257857071338</text:p>
          </table:table-cell>
        </table:table-row>
        <table:table-row table:style-name="ro1">
          <table:table-cell office:value-type="string" calcext:value-type="string">
            <text:p>sequential-mobilenetv2_1.00_160-block_13_project_BN-FusedBatchNormV3_0</text:p>
          </table:table-cell>
          <table:table-cell office:value-type="float" office:value="0.485548713798926" calcext:value-type="float">
            <text:p>0.485548713798926</text:p>
          </table:table-cell>
          <table:table-cell office:value-type="float" office:value="0.354524466593284" calcext:value-type="float">
            <text:p>0.354524466593284</text:p>
          </table:table-cell>
          <table:table-cell office:value-type="float" office:value="1.1718" calcext:value-type="float">
            <text:p>1.1718</text:p>
          </table:table-cell>
          <table:table-cell office:value-type="float" office:value="4.4" calcext:value-type="float">
            <text:p>4.4</text:p>
          </table:table-cell>
          <table:table-cell office:value-type="float" office:value="0.00248044499312527" calcext:value-type="float">
            <text:p>0.002480444993125</text:p>
          </table:table-cell>
          <table:table-cell office:value-type="float" office:value="0.000514528015628457" calcext:value-type="float">
            <text:p>0.000514528015628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133013883998501" calcext:value-type="float">
            <text:p>0.133013883998501</text:p>
          </table:table-cell>
          <table:table-cell office:value-type="float" office:value="0.00599948659946676" calcext:value-type="float">
            <text:p>0.005999486599467</text:p>
          </table:table-cell>
          <table:table-cell office:value-type="string" calcext:value-type="string">
            <text:p>Conv</text:p>
          </table:table-cell>
          <table:table-cell office:value-type="float" office:value="92320" calcext:value-type="float">
            <text:p>92320</text:p>
          </table:table-cell>
          <table:table-cell office:value-type="float" office:value="93888" calcext:value-type="float">
            <text:p>93888</text:p>
          </table:table-cell>
          <table:table-cell office:value-type="float" office:value="0.002698" calcext:value-type="float">
            <text:p>0.002698</text:p>
          </table:table-cell>
          <table:table-cell table:formula="of:=SUM([.$N$4:.N34]-[.B34])/[.B34]" office:value-type="float" office:value="-0.994443399965184" calcext:value-type="float">
            <text:p>-0.994443399965184</text:p>
          </table:table-cell>
        </table:table-row>
        <table:table-row table:style-name="ro1">
          <table:table-cell office:value-type="string" calcext:value-type="string">
            <text:p>sequential-mobilenetv2_1.00_160-block_14_add-add_0</text:p>
          </table:table-cell>
          <table:table-cell office:value-type="float" office:value="0.520689209800912" calcext:value-type="float">
            <text:p>0.520689209800912</text:p>
          </table:table-cell>
          <table:table-cell office:value-type="float" office:value="0.23819463418331" calcext:value-type="float">
            <text:p>0.23819463418331</text:p>
          </table:table-cell>
          <table:table-cell office:value-type="float" office:value="1.1022" calcext:value-type="float">
            <text:p>1.1022</text:p>
          </table:table-cell>
          <table:table-cell office:value-type="float" office:value="4.4" calcext:value-type="float">
            <text:p>4.4</text:p>
          </table:table-cell>
          <table:table-cell office:value-type="float" office:value="0.00268307900114451" calcext:value-type="float">
            <text:p>0.002683079001145</text:p>
          </table:table-cell>
          <table:table-cell office:value-type="float" office:value="0.000511713966261596" calcext:value-type="float">
            <text:p>0.000511713966262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130948498997895" calcext:value-type="float">
            <text:p>0.130948498997895</text:p>
          </table:table-cell>
          <table:table-cell office:value-type="float" office:value="0.0346666581986938" calcext:value-type="float">
            <text:p>0.034666658198694</text:p>
          </table:table-cell>
          <table:table-cell office:value-type="string" calcext:value-type="string">
            <text:p>Add</text:p>
          </table:table-cell>
          <table:table-cell office:value-type="float" office:value="320800" calcext:value-type="float">
            <text:p>320800</text:p>
          </table:table-cell>
          <table:table-cell office:value-type="float" office:value="8614240" calcext:value-type="float">
            <text:p>8614240</text:p>
          </table:table-cell>
          <table:table-cell office:value-type="float" office:value="0.000155" calcext:value-type="float">
            <text:p>0.000155</text:p>
          </table:table-cell>
          <table:table-cell table:formula="of:=SUM([.$N$4:.N35]-[.B35])/[.B35]" office:value-type="float" office:value="-0.999702317626172" calcext:value-type="float">
            <text:p>-0.999702317626172</text:p>
          </table:table-cell>
        </table:table-row>
        <table:table-row table:style-name="ro1">
          <table:table-cell office:value-type="string" calcext:value-type="string">
            <text:p>sequential-mobilenetv2_1.00_160-block_15_add-add_0</text:p>
          </table:table-cell>
          <table:table-cell office:value-type="float" office:value="0.551116616402578" calcext:value-type="float">
            <text:p>0.551116616402578</text:p>
          </table:table-cell>
          <table:table-cell office:value-type="float" office:value="0.193275846203323" calcext:value-type="float">
            <text:p>0.193275846203323</text:p>
          </table:table-cell>
          <table:table-cell office:value-type="float" office:value="1.0264" calcext:value-type="float">
            <text:p>1.0264</text:p>
          </table:table-cell>
          <table:table-cell office:value-type="float" office:value="4" calcext:value-type="float">
            <text:p>4</text:p>
          </table:table-cell>
          <table:table-cell office:value-type="float" office:value="0.00239384800079279" calcext:value-type="float">
            <text:p>0.002393848000793</text:p>
          </table:table-cell>
          <table:table-cell office:value-type="float" office:value="0.000527129974216223" calcext:value-type="float">
            <text:p>0.0005271299742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128409138000279" calcext:value-type="float">
            <text:p>0.128409138000279</text:p>
          </table:table-cell>
          <table:table-cell office:value-type="float" office:value="0.0322302615997614" calcext:value-type="float">
            <text:p>0.032230261599762</text:p>
          </table:table-cell>
          <table:table-cell office:value-type="string" calcext:value-type="string">
            <text:p>Add</text:p>
          </table:table-cell>
          <table:table-cell office:value-type="float" office:value="317920" calcext:value-type="float">
            <text:p>317920</text:p>
          </table:table-cell>
          <table:table-cell office:value-type="float" office:value="8611360" calcext:value-type="float">
            <text:p>8611360</text:p>
          </table:table-cell>
          <table:table-cell office:value-type="float" office:value="0" calcext:value-type="float">
            <text:p>0</text:p>
          </table:table-cell>
          <table:table-cell table:formula="of:=SUM([.$N$4:.N36]-[.B36])/[.B3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16_expand_BN-FusedBatchNormV3_0</text:p>
          </table:table-cell>
          <table:table-cell office:value-type="float" office:value="0.556295496800158" calcext:value-type="float">
            <text:p>0.556295496800158</text:p>
          </table:table-cell>
          <table:table-cell office:value-type="float" office:value="0.159071153611876" calcext:value-type="float">
            <text:p>0.159071153611876</text:p>
          </table:table-cell>
          <table:table-cell office:value-type="float" office:value="1.0018" calcext:value-type="float">
            <text:p>1.0018</text:p>
          </table:table-cell>
          <table:table-cell office:value-type="float" office:value="4.2" calcext:value-type="float">
            <text:p>4.2</text:p>
          </table:table-cell>
          <table:table-cell office:value-type="float" office:value="0.00653559200145537" calcext:value-type="float">
            <text:p>0.006535592001455</text:p>
          </table:table-cell>
          <table:table-cell office:value-type="float" office:value="0.00264667498413473" calcext:value-type="float">
            <text:p>0.002646674984135</text:p>
          </table:table-cell>
          <table:table-cell office:value-type="float" office:value="768000" calcext:value-type="float">
            <text:p>768000</text:p>
          </table:table-cell>
          <table:table-cell office:value-type="float" office:value="0.160024965000048" calcext:value-type="float">
            <text:p>0.160024965000048</text:p>
          </table:table-cell>
          <table:table-cell office:value-type="float" office:value="0.00847893200261751" calcext:value-type="float">
            <text:p>0.008478932002618</text:p>
          </table:table-cell>
          <table:table-cell office:value-type="string" calcext:value-type="string">
            <text:p>Conv</text:p>
          </table:table-cell>
          <table:table-cell office:value-type="float" office:value="154560" calcext:value-type="float">
            <text:p>154560</text:p>
          </table:table-cell>
          <table:table-cell office:value-type="float" office:value="153600" calcext:value-type="float">
            <text:p>153600</text:p>
          </table:table-cell>
          <table:table-cell office:value-type="float" office:value="0.002111" calcext:value-type="float">
            <text:p>0.002111</text:p>
          </table:table-cell>
          <table:table-cell table:formula="of:=SUM([.$N$4:.N37]-[.B37])/[.B37]" office:value-type="float" office:value="-0.996205254200074" calcext:value-type="float">
            <text:p>-0.996205254200074</text:p>
          </table:table-cell>
        </table:table-row>
        <table:table-row table:style-name="ro1">
          <table:table-cell office:value-type="string" calcext:value-type="string">
            <text:p>sequential-mobilenetv2_1.00_160-block_16_depthwise_BN-FusedBatchNormV3_0</text:p>
          </table:table-cell>
          <table:table-cell office:value-type="float" office:value="0.580358283201349" calcext:value-type="float">
            <text:p>0.580358283201349</text:p>
          </table:table-cell>
          <table:table-cell office:value-type="float" office:value="0.165447898407001" calcext:value-type="float">
            <text:p>0.165447898407001</text:p>
          </table:table-cell>
          <table:table-cell office:value-type="float" office:value="0.9896" calcext:value-type="float">
            <text:p>0.9896</text:p>
          </table:table-cell>
          <table:table-cell office:value-type="float" office:value="3.8" calcext:value-type="float">
            <text:p>3.8</text:p>
          </table:table-cell>
          <table:table-cell office:value-type="float" office:value="0.0105797310025082" calcext:value-type="float">
            <text:p>0.010579731002508</text:p>
          </table:table-cell>
          <table:table-cell office:value-type="float" office:value="0.00268869003048167" calcext:value-type="float">
            <text:p>0.002688690030482</text:p>
          </table:table-cell>
          <table:table-cell office:value-type="float" office:value="768000" calcext:value-type="float">
            <text:p>768000</text:p>
          </table:table-cell>
          <table:table-cell office:value-type="float" office:value="0.167857741995249" calcext:value-type="float">
            <text:p>0.167857741995249</text:p>
          </table:table-cell>
          <table:table-cell office:value-type="float" office:value="0.0226265693985624" calcext:value-type="float">
            <text:p>0.022626569398563</text:p>
          </table:table-cell>
          <table:table-cell office:value-type="string" calcext:value-type="string">
            <text:p>Conv</text:p>
          </table:table-cell>
          <table:table-cell office:value-type="float" office:value="9600" calcext:value-type="float">
            <text:p>9600</text:p>
          </table:table-cell>
          <table:table-cell office:value-type="float" office:value="8297280" calcext:value-type="float">
            <text:p>8297280</text:p>
          </table:table-cell>
          <table:table-cell office:value-type="float" office:value="0" calcext:value-type="float">
            <text:p>0</text:p>
          </table:table-cell>
          <table:table-cell table:formula="of:=SUM([.$N$4:.N38]-[.B38])/[.B3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mobilenetv2_1.00_160-block_16_project_BN-FusedBatchNormV3_0</text:p>
          </table:table-cell>
          <table:table-cell office:value-type="float" office:value="0.593927876204543" calcext:value-type="float">
            <text:p>0.593927876204543</text:p>
          </table:table-cell>
          <table:table-cell office:value-type="float" office:value="0.120310844795313" calcext:value-type="float">
            <text:p>0.120310844795313</text:p>
          </table:table-cell>
          <table:table-cell office:value-type="float" office:value="0.9744" calcext:value-type="float">
            <text:p>0.9744</text:p>
          </table:table-cell>
          <table:table-cell office:value-type="float" office:value="4" calcext:value-type="float">
            <text:p>4</text:p>
          </table:table-cell>
          <table:table-cell office:value-type="float" office:value="0.00339594599790871" calcext:value-type="float">
            <text:p>0.003395945997909</text:p>
          </table:table-cell>
          <table:table-cell office:value-type="float" office:value="0.00097610498778522" calcext:value-type="float">
            <text:p>0.000976104987785</text:p>
          </table:table-cell>
          <table:table-cell office:value-type="float" office:value="256000" calcext:value-type="float">
            <text:p>256000</text:p>
          </table:table-cell>
          <table:table-cell office:value-type="float" office:value="0.141902260998904" calcext:value-type="float">
            <text:p>0.141902260998904</text:p>
          </table:table-cell>
          <table:table-cell office:value-type="float" office:value="0.0174208946016734" calcext:value-type="float">
            <text:p>0.017420894601673</text:p>
          </table:table-cell>
          <table:table-cell office:value-type="string" calcext:value-type="string">
            <text:p>Conv</text:p>
          </table:table-cell>
          <table:table-cell office:value-type="float" office:value="307520" calcext:value-type="float">
            <text:p>307520</text:p>
          </table:table-cell>
          <table:table-cell office:value-type="float" office:value="310080" calcext:value-type="float">
            <text:p>310080</text:p>
          </table:table-cell>
          <table:table-cell office:value-type="float" office:value="0.017014" calcext:value-type="float">
            <text:p>0.017014</text:p>
          </table:table-cell>
          <table:table-cell table:formula="of:=SUM([.$N$4:.N39]-[.B39])/[.B39]" office:value-type="float" office:value="-0.97135342407444" calcext:value-type="float">
            <text:p>-0.97135342407444</text:p>
          </table:table-cell>
        </table:table-row>
        <table:table-row table:style-name="ro1">
          <table:table-cell office:value-type="string" calcext:value-type="string">
            <text:p>sequential-mobilenetv2_1.00_160-Conv_1-Conv2D_0</text:p>
          </table:table-cell>
          <table:table-cell office:value-type="float" office:value="0.603852398398158" calcext:value-type="float">
            <text:p>0.603852398398158</text:p>
          </table:table-cell>
          <table:table-cell office:value-type="float" office:value="0.0664891730062664" calcext:value-type="float">
            <text:p>0.066489173006266</text:p>
          </table:table-cell>
          <table:table-cell office:value-type="float" office:value="0.8732" calcext:value-type="float">
            <text:p>0.8732</text:p>
          </table:table-cell>
          <table:table-cell office:value-type="float" office:value="4" calcext:value-type="float">
            <text:p>4</text:p>
          </table:table-cell>
          <table:table-cell office:value-type="float" office:value="0.0105418089951854" calcext:value-type="float">
            <text:p>0.010541808995186</text:p>
          </table:table-cell>
          <table:table-cell office:value-type="float" office:value="0.00350216001970693" calcext:value-type="float">
            <text:p>0.003502160019707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0.179089119003038" calcext:value-type="float">
            <text:p>0.179089119003038</text:p>
          </table:table-cell>
          <table:table-cell office:value-type="float" office:value="0.0121961867975187" calcext:value-type="float">
            <text:p>0.012196186797519</text:p>
          </table:table-cell>
          <table:table-cell office:value-type="string" calcext:value-type="string">
            <text:p>Conv</text:p>
          </table:table-cell>
          <table:table-cell table:number-columns-repeated="2" office:value-type="float" office:value="409600" calcext:value-type="float">
            <text:p>409600</text:p>
          </table:table-cell>
          <table:table-cell office:value-type="float" office:value="0.002731" calcext:value-type="float">
            <text:p>0.002731</text:p>
          </table:table-cell>
          <table:table-cell table:formula="of:=SUM([.$N$4:.N40]-[.B40])/[.B40]" office:value-type="float" office:value="-0.995477371610605" calcext:value-type="float">
            <text:p>-0.995477371610605</text:p>
          </table:table-cell>
        </table:table-row>
        <table:table-row table:style-name="ro1">
          <table:table-cell office:value-type="string" calcext:value-type="string">
            <text:p>sequential-mobilenetv2_1.00_160-Conv_1_bn-FusedBatchNormV3_0</text:p>
          </table:table-cell>
          <table:table-cell office:value-type="float" office:value="0.606004144798499" calcext:value-type="float">
            <text:p>0.606004144798499</text:p>
          </table:table-cell>
          <table:table-cell office:value-type="float" office:value="0.0562096275971271" calcext:value-type="float">
            <text:p>0.056209627597127</text:p>
          </table:table-cell>
          <table:table-cell office:value-type="float" office:value="0.8824" calcext:value-type="float">
            <text:p>0.8824</text:p>
          </table:table-cell>
          <table:table-cell office:value-type="float" office:value="3.8" calcext:value-type="float">
            <text:p>3.8</text:p>
          </table:table-cell>
          <table:table-cell office:value-type="float" office:value="0.0104007779955282" calcext:value-type="float">
            <text:p>0.010400777995528</text:p>
          </table:table-cell>
          <table:table-cell office:value-type="float" office:value="0.00351536797825247" calcext:value-type="float">
            <text:p>0.003515367978252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0.177097081999818" calcext:value-type="float">
            <text:p>0.177097081999818</text:p>
          </table:table-cell>
          <table:table-cell office:value-type="float" office:value="0.00467865899991011" calcext:value-type="float">
            <text:p>0.00467865899991</text:p>
          </table:table-cell>
          <table:table-cell office:value-type="string" calcext:value-type="string">
            <text:p>BatchNormalization</text:p>
          </table:table-cell>
          <table:table-cell office:value-type="float" office:value="5120" calcext:value-type="float">
            <text:p>5120</text:p>
          </table:table-cell>
          <table:table-cell office:value-type="float" office:value="3840" calcext:value-type="float">
            <text:p>3840</text:p>
          </table:table-cell>
          <table:table-cell office:value-type="float" office:value="0.000142" calcext:value-type="float">
            <text:p>0.000142</text:p>
          </table:table-cell>
          <table:table-cell table:formula="of:=SUM([.$N$4:.N41]-[.B41])/[.B41]" office:value-type="float" office:value="-0.999765678170325" calcext:value-type="float">
            <text:p>-0.999765678170325</text:p>
          </table:table-cell>
        </table:table-row>
        <table:table-row table:style-name="ro1">
          <table:table-cell office:value-type="string" calcext:value-type="string">
            <text:p>sequential-global_average_pooling2d-Mean_0</text:p>
          </table:table-cell>
          <table:table-cell office:value-type="float" office:value="0.597813292402134" calcext:value-type="float">
            <text:p>0.597813292402134</text:p>
          </table:table-cell>
          <table:table-cell office:value-type="float" office:value="0.0253897342015989" calcext:value-type="float">
            <text:p>0.025389734201599</text:p>
          </table:table-cell>
          <table:table-cell office:value-type="float" office:value="0.8154" calcext:value-type="float">
            <text:p>0.8154</text:p>
          </table:table-cell>
          <table:table-cell office:value-type="float" office:value="4" calcext:value-type="float">
            <text:p>4</text:p>
          </table:table-cell>
          <table:table-cell office:value-type="float" office:value="0.00213495500065619" calcext:value-type="float">
            <text:p>0.002134955000656</text:p>
          </table:table-cell>
          <table:table-cell office:value-type="float" office:value="0.0002727439859882" calcext:value-type="float">
            <text:p>0.000272743985988</text:p>
          </table:table-cell>
          <table:table-cell office:value-type="float" office:value="40960" calcext:value-type="float">
            <text:p>40960</text:p>
          </table:table-cell>
          <table:table-cell office:value-type="float" office:value="0.136744688003091" calcext:value-type="float">
            <text:p>0.136744688003091</text:p>
          </table:table-cell>
          <table:table-cell office:value-type="float" office:value="0.00323297459981404" calcext:value-type="float">
            <text:p>0.003232974599814</text:p>
          </table:table-cell>
          <table:table-cell office:value-type="string" calcext:value-type="string">
            <text:p>GlobalAveragePool</text:p>
          </table:table-cell>
          <table:table-cell office:value-type="float" office:value="0" calcext:value-type="float">
            <text:p>0</text:p>
          </table:table-cell>
          <table:table-cell office:value-type="float" office:value="35840" calcext:value-type="float">
            <text:p>35840</text:p>
          </table:table-cell>
          <table:table-cell office:value-type="float" office:value="0" calcext:value-type="float">
            <text:p>0</text:p>
          </table:table-cell>
          <table:table-cell table:formula="of:=SUM([.$N$4:.N42]-[.B42])/[.B4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equential-dense-MatMul_0</text:p>
          </table:table-cell>
          <table:table-cell office:value-type="float" office:value="0.599980304797646" calcext:value-type="float">
            <text:p>0.599980304797646</text:p>
          </table:table-cell>
          <table:table-cell office:value-type="float" office:value="0.0274783290107734" calcext:value-type="float">
            <text:p>0.027478329010774</text:p>
          </table:table-cell>
          <table:table-cell office:value-type="float" office:value="0.8278" calcext:value-type="float">
            <text:p>0.8278</text:p>
          </table:table-cell>
          <table:table-cell office:value-type="float" office:value="3.6" calcext:value-type="float">
            <text:p>3.6</text:p>
          </table:table-cell>
          <table:table-cell office:value-type="float" office:value="0.000767079000070225" calcext:value-type="float">
            <text:p>0.00076707900007</text:p>
          </table:table-cell>
          <table:table-cell office:value-type="float" office:value="0.0000917909783311188" calcext:value-type="float">
            <text:p>9.17909783311188E-05</text:p>
          </table:table-cell>
          <table:table-cell office:value-type="float" office:value="32" calcext:value-type="float">
            <text:p>32</text:p>
          </table:table-cell>
          <table:table-cell office:value-type="float" office:value="0.128599190997193" calcext:value-type="float">
            <text:p>0.128599190997193</text:p>
          </table:table-cell>
          <table:table-cell office:value-type="float" office:value="0.00241516039968701" calcext:value-type="float">
            <text:p>0.002415160399687</text:p>
          </table:table-cell>
          <table:table-cell office:value-type="string" calcext:value-type="string">
            <text:p>MatMul</text:p>
          </table:table-cell>
          <table:table-cell table:number-columns-repeated="2" office:value-type="float" office:value="1280" calcext:value-type="float">
            <text:p>1280</text:p>
          </table:table-cell>
          <table:table-cell office:value-type="float" office:value="0.002041" calcext:value-type="float">
            <text:p>0.002041</text:p>
          </table:table-cell>
          <table:table-cell table:formula="of:=SUM([.$N$4:.N43]-[.B43])/[.B43]" office:value-type="float" office:value="-0.996598221668812" calcext:value-type="float">
            <text:p>-0.996598221668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1T01:35:22.462560295</dc:date>
    <meta:editing-duration>PT2M19S</meta:editing-duration>
    <meta:editing-cycles>1</meta:editing-cycles>
    <meta:document-statistic meta:table-count="1" meta:cell-count="634" meta:object-count="0"/>
    <meta:generator>LibreOffice/6.0.7.3$Linux_AARCH64 LibreOffice_project/00m0$Build-3</meta:generator>
  </office:meta>
</office:document-meta>
</file>